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6f5f1" officeooo:paragraph-rsid="0006f5f1"/>
    </style:style>
    <style:style style:name="P3" style:family="paragraph" style:parent-style-name="Standard">
      <style:text-properties officeooo:rsid="00070353" officeooo:paragraph-rsid="00070353"/>
    </style:style>
    <style:style style:name="T1" style:family="text">
      <style:text-properties officeooo:rsid="000deab4"/>
    </style:style>
    <style:style style:name="T2" style:family="text">
      <style:text-properties officeooo:rsid="00103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1">°Suppression d’une section portant le nom d’une section suceptible de contenir le nom du pays</text:p>
      <text:p text:style-name="P1"/>
      <text:p text:style-name="P1">°Suppression du pays none ?</text:p>
      <text:p text:style-name="P1"/>
      <text:p text:style-name="P1">°Passage à la conventional long form lorsque le nom est none (en vérifiant qu’elle existe) et cela doit donc être le nom à écrire pour supprimer le pays</text:p>
      <text:p text:style-name="P1"/>
      <text:p text:style-name="P1">°Interdire d’introduire un pays avec le nom “none” (message d’erreur qui va avec)</text:p>
      <text:p text:style-name="P2"/>
      <text:p text:style-name="P3"><text:span text:style-name="T2">++</text:span>Ordre alphabéthique pour la liste des pay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6T14:39:28.844907210</dc:date>
    <meta:editing-duration>PT45M4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2" meta:character-count="469" meta:non-whitespace-character-count="393"/>
  </office:meta>
</office:document-meta>
</file>